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1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15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Segment_5f_Off">
      <style:table-cell-properties fo:background-color="#cccccc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/>
      <style:text-properties fo:color="#e6e6ff" style:font-name="Arial" fo:font-size="10pt" style:font-size-asian="10pt" style:font-size-complex="10pt"/>
    </style:style>
    <style:style style:name="ce23" style:family="table-cell" style:parent-style-name="Default">
      <style:text-properties fo:color="#e6e6ff"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transparent" fo:border="none"/>
      <style:text-properties style:font-name="Arial" fo:font-size="10pt" style:font-size-asian="10pt" style:font-size-complex="10pt"/>
    </style:style>
    <style:style style:name="ce26" style:family="table-cell" style:parent-style-name="Segment_5f_On">
      <style:text-properties fo:color="#e6e6ff"/>
    </style:style>
    <style:style style:name="ce27" style:family="table-cell" style:parent-style-name="Segment_5f_Off">
      <style:text-properties fo:color="#e6e6ff"/>
    </style:style>
    <style:style style:name="ce28" style:family="table-cell" style:parent-style-name="Segment_5f_On">
      <style:table-cell-properties fo:background-color="transparent" fo:border="none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cccccc"/>
      <style:text-properties fo:color="#e6e6ff"/>
    </style:style>
    <style:style style:name="ce31" style:family="table-cell" style:parent-style-name="Segment_5f_On">
      <style:table-cell-properties fo:background-color="#cccccc"/>
      <style:text-properties fo:color="#e6e6ff"/>
    </style:style>
    <style:style style:name="ce32" style:family="table-cell" style:parent-style-name="Segment_5f_Off">
      <style:table-cell-properties fo:background-color="#cccccc"/>
      <style:text-properties fo:color="#e6e6ff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e6e64c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order-left="0.002cm solid #000000" fo:border-right="0.002cm solid #000000" fo:border-top="none"/>
    </style:style>
    <style:style style:name="ce4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94bd5e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none" fo:background-color="#e6e64c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-bottom="none" fo:background-color="#ffd32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order-bottom="none" fo:background-color="#ffd32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order-bottom="none" fo:background-color="#ff9966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order-bottom="none" fo:background-color="#ff9966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order-bottom="none" style:text-align-source="value-type" style:repeat-content="false" fo:border-left="0.002cm solid #000000" fo:border-right="0.002cm solid #000000" fo:border-top="none"/>
      <style:paragraph-properties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none" fo:background-color="#ccffff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ccffff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8080" style:text-align-source="fix" style:repeat-content="false" fo:border-left="0.002cm solid #000000" fo:border-right="0.002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#ff8080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75" style:family="table-cell" style:parent-style-name="Default">
      <style:table-cell-properties fo:background-color="#e6e64c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table table:name="3bit-to-7seg, 0-7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7"/>
        <table:table-column table:style-name="co1" table:number-columns-repeated="5" table:default-cell-style-name="ce1"/>
        <table:table-column table:style-name="co3" table:number-columns-repeated="4" table:default-cell-style-name="ce1"/>
        <table:table-column table:style-name="co1" table:number-columns-repeated="1003" table:default-cell-style-name="ce1"/>
        <table:table-row table:style-name="ro1">
          <table:table-cell/>
          <table:table-cell table:style-name="ce2" office:value-type="string" table:number-columns-spanned="11" table:number-rows-spanned="1">
            <text:p>Truth table (3 bit BCD - 0-7)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/>
          <table:table-cell table:style-name="ce3" table:number-columns-repeated="11"/>
          <table:table-cell table:number-columns-repeated="1012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5"/>
          <table:table-cell table:style-name="ce24" table:number-columns-repeated="5"/>
          <table:table-cell table:number-columns-repeated="2"/>
          <table:table-cell table:style-name="ce33" office:value-type="string">
            <text:p>a</text:p>
          </table:table-cell>
          <table:table-cell table:style-name="ce41"/>
          <table:table-cell table:style-name="ce45" office:value-type="string">
            <text:p>C</text:p>
          </table:table-cell>
          <table:table-cell table:style-name="ce41"/>
          <table:table-cell table:style-name="ce7"/>
          <table:table-cell table:style-name="ce33" office:value-type="string">
            <text:p>b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c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d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e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f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style-name="ce33" office:value-type="string">
            <text:p>g</text:p>
          </table:table-cell>
          <table:table-cell table:style-name="ce41"/>
          <table:table-cell table:style-name="ce57" office:value-type="string" table:number-columns-spanned="2" table:number-rows-spanned="1">
            <text:p>C</text:p>
          </table:table-cell>
          <table:covered-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5"/>
          <table:table-cell table:style-name="ce24"/>
          <table:table-cell table:style-name="ce28" table:number-columns-repeated="2"/>
          <table:table-cell table:style-name="ce24" table:number-columns-repeated="2"/>
          <table:table-cell table:number-columns-repeated="2"/>
          <table:table-cell table:style-name="ce34" office:value-type="string">
            <text:p>AB</text:p>
          </table:table-cell>
          <table: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style-name="ce34" office:value-type="string" table:number-columns-spanned="2" table:number-rows-spanned="1">
            <text:p>AB</text:p>
          </table:table-cell>
          <table:covered-table-cell table:style-name="ce42"/>
          <table:table-cell table:style-name="ce34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5"/>
          <table:table-cell table:style-name="ce25" table:number-columns-spanned="1" table:number-rows-spanned="2"/>
          <table:table-cell table:style-name="ce29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Y5]+[.Z5]*2+[.AA4]*4;[.$B$5:.$L$12];MATCH([.Y3];[.$F$4:.$L$4])+4)" office:value-type="float" office:value="1">
            <text:p>1</text:p>
          </table:table-cell>
          <table:table-cell table:style-name="ce49" table:formula="of:=VLOOKUP([.Y5]+[.Z5]*2+[.AB4]*4;[.$B$5:.$L$12];MATCH([.Y3];[.$F$4:.$L$4])+4)" office:value-type="float" office:value="0">
            <text:p>0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5]+[.AE5]*2+[.AF4]*4;[.$B$5:.$L$12];MATCH([.AD3];[.$F$4:.$L$4])+4)" office:value-type="float" office:value="1">
            <text:p>1</text:p>
          </table:table-cell>
          <table:table-cell table:style-name="ce50" table:formula="of:=VLOOKUP([.AD5]+[.AE5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I5]+[.AJ5]*2+[.AK4]*4;[.$B$5:.$L$12];MATCH([.AI3];[.$F$4:.$L$4])+4)" office:value-type="float" office:value="1">
            <text:p>1</text:p>
          </table:table-cell>
          <table:table-cell table:style-name="ce50" table:formula="of:=VLOOKUP([.AI5]+[.AJ5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46" table:formula="of:=VLOOKUP([.AN5]+[.AO5]*2+[.AP4]*4;[.$B$5:.$L$12];MATCH([.AN3];[.$F$4:.$L$4])+4)" office:value-type="float" office:value="1">
            <text:p>1</text:p>
          </table:table-cell>
          <table:table-cell table:style-name="ce49" table:formula="of:=VLOOKUP([.AN5]+[.AO5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S5]+[.AT5]*2+[.AU4]*4;[.$B$5:.$L$12];MATCH([.AS3];[.$F$4:.$L$4])+4)" office:value-type="float" office:value="1">
            <text:p>1</text:p>
          </table:table-cell>
          <table:table-cell table:style-name="ce49" table:formula="of:=VLOOKUP([.AS5]+[.AT5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6" table:formula="of:=VLOOKUP([.AX5]+[.AY5]*2+[.AZ4]*4;[.$B$5:.$L$12];MATCH([.AX3];[.$F$4:.$L$4])+4)" office:value-type="float" office:value="1">
            <text:p>1</text:p>
          </table:table-cell>
          <table:table-cell table:style-name="ce50" table:formula="of:=VLOOKUP([.AX5]+[.AY5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75" table:formula="of:=VLOOKUP([.BC5]+[.BD5]*2+[.BE4]*4;[.$B$5:.$L$12];MATCH([.BC3];[.$F$4:.$L$4])+4)" office:value-type="float" office:value="0">
            <text:p>0</text:p>
          </table:table-cell>
          <table:table-cell table:style-name="ce9" table:formula="of:=VLOOKUP([.BC5]+[.BD5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5"/>
          <table:covered-table-cell table:style-name="ce24"/>
          <table:table-cell table:style-name="ce24" table:number-columns-repeated="2"/>
          <table:covered-table-cell table:style-name="ce24"/>
          <table:table-cell table:style-name="ce24"/>
          <table:table-cell table:number-columns-repeated="2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Y6]+[.Z6]*2+[.AA4]*4;[.$B$5:.$L$12];MATCH([.Y3];[.$F$4:.$L$4])+4)" office:value-type="float" office:value="1">
            <text:p>1</text:p>
          </table:table-cell>
          <table:table-cell table:style-name="ce50" table:formula="of:=VLOOKUP([.Y6]+[.Z6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6]+[.AE6]*2+[.AF4]*4;[.$B$5:.$L$12];MATCH([.AD3];[.$F$4:.$L$4])+4)" office:value-type="float" office:value="1">
            <text:p>1</text:p>
          </table:table-cell>
          <table:table-cell table:style-name="ce58" table:formula="of:=VLOOKUP([.AD6]+[.AE6]*2+[.AG4]*4;[.$B$5:.$L$12];MATCH([.AD3];[.$F$4:.$L$4])+4)" office:value-type="float" office:value="0">
            <text:p>0</text:p>
          </table:table-cell>
          <table:table-cell table:style-name="ce61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64" table:formula="of:=VLOOKUP([.AI6]+[.AJ6]*2+[.AK4]*4;[.$B$5:.$L$12];MATCH([.AI3];[.$F$4:.$L$4])+4)" office:value-type="float" office:value="0">
            <text:p>0</text:p>
          </table:table-cell>
          <table:table-cell table:style-name="ce50" table:formula="of:=VLOOKUP([.AI6]+[.AJ6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6]+[.AO6]*2+[.AP4]*4;[.$B$5:.$L$12];MATCH([.AN3];[.$F$4:.$L$4])+4)" office:value-type="float" office:value="1">
            <text:p>1</text:p>
          </table:table-cell>
          <table:table-cell table:style-name="ce50" table:formula="of:=VLOOKUP([.AN6]+[.AO6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AS6]+[.AT6]*2+[.AU4]*4;[.$B$5:.$L$12];MATCH([.AS3];[.$F$4:.$L$4])+4)" office:value-type="float" office:value="1">
            <text:p>1</text:p>
          </table:table-cell>
          <table:table-cell table:style-name="ce50" table:formula="of:=VLOOKUP([.AS6]+[.AT6]*2+[.AV4]*4;[.$B$5:.$L$12];MATCH([.AS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3" table:formula="of:=VLOOKUP([.AX6]+[.AY6]*2+[.AZ4]*4;[.$B$5:.$L$12];MATCH([.AX3];[.$F$4:.$L$4])+4)" office:value-type="float" office:value="0">
            <text:p>0</text:p>
          </table:table-cell>
          <table:table-cell table:style-name="ce50" table:formula="of:=VLOOKUP([.AX6]+[.AY6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46" table:formula="of:=VLOOKUP([.BC6]+[.BD6]*2+[.BE4]*4;[.$B$5:.$L$12];MATCH([.BC3];[.$F$4:.$L$4])+4)" office:value-type="float" office:value="1">
            <text:p>1</text:p>
          </table:table-cell>
          <table:table-cell table:style-name="ce9" table:formula="of:=VLOOKUP([.BC6]+[.BD6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Y7]+[.Z7]*2+[.AA4]*4;[.$B$5:.$L$12];MATCH([.Y3];[.$F$4:.$L$4])+4)" office:value-type="float" office:value="1">
            <text:p>1</text:p>
          </table:table-cell>
          <table:table-cell table:style-name="ce50" table:formula="of:=VLOOKUP([.Y7]+[.Z7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D7]+[.AE7]*2+[.AF4]*4;[.$B$5:.$L$12];MATCH([.AD3];[.$F$4:.$L$4])+4)" office:value-type="float" office:value="1">
            <text:p>1</text:p>
          </table:table-cell>
          <table:table-cell table:style-name="ce50" table:formula="of:=VLOOKUP([.AD7]+[.AE7]*2+[.AG4]*4;[.$B$5:.$L$12];MATCH([.AD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6" table:formula="of:=VLOOKUP([.AI7]+[.AJ7]*2+[.AK4]*4;[.$B$5:.$L$12];MATCH([.AI3];[.$F$4:.$L$4])+4)" office:value-type="float" office:value="1">
            <text:p>1</text:p>
          </table:table-cell>
          <table:table-cell table:style-name="ce50" table:formula="of:=VLOOKUP([.AI7]+[.AJ7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46" table:formula="of:=VLOOKUP([.AN7]+[.AO7]*2+[.AP4]*4;[.$B$5:.$L$12];MATCH([.AN3];[.$F$4:.$L$4])+4)" office:value-type="float" office:value="1">
            <text:p>1</text:p>
          </table:table-cell>
          <table:table-cell table:style-name="ce58" table:formula="of:=VLOOKUP([.AN7]+[.AO7]*2+[.AQ4]*4;[.$B$5:.$L$12];MATCH([.AN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9" table:formula="of:=VLOOKUP([.AS7]+[.AT7]*2+[.AU4]*4;[.$B$5:.$L$12];MATCH([.AS3];[.$F$4:.$L$4])+4)" office:value-type="float" office:value="0">
            <text:p>0</text:p>
          </table:table-cell>
          <table:table-cell table:style-name="ce70" table:formula="of:=VLOOKUP([.AS7]+[.AT7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73" table:formula="of:=VLOOKUP([.AX7]+[.AY7]*2+[.AZ4]*4;[.$B$5:.$L$12];MATCH([.AX3];[.$F$4:.$L$4])+4)" office:value-type="float" office:value="0">
            <text:p>0</text:p>
          </table:table-cell>
          <table:table-cell table:style-name="ce58" table:formula="of:=VLOOKUP([.AX7]+[.AY7]*2+[.BA4]*4;[.$B$5:.$L$12];MATCH([.AX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61" table:formula="of:=VLOOKUP([.BC7]+[.BD7]*2+[.BE4]*4;[.$B$5:.$L$12];MATCH([.BC3];[.$F$4:.$L$4])+4)" office:value-type="float" office:value="1">
            <text:p>1</text:p>
          </table:table-cell>
          <table:table-cell table:style-name="ce58" table:formula="of:=VLOOKUP([.BC7]+[.BD7]*2+[.BF4]*4;[.$B$5:.$L$12];MATCH([.BC3];[.$F$4:.$L$4])+4)" office:value-type="float" office:value="0">
            <text:p>0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5" table:number-columns-spanned="1" table:number-rows-spanned="2"/>
          <table:table-cell table:style-name="ce24" table:number-columns-repeated="2"/>
          <table:table-cell table:style-name="ce25" table:number-columns-spanned="1" table:number-rows-spanned="2"/>
          <table:table-cell table:style-name="ce24"/>
          <table:table-cell table:number-columns-repeated="2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Y8]+[.Z8]*2+[.AA4]*4;[.$B$5:.$L$12];MATCH([.Y3];[.$F$4:.$L$4])+4)" office:value-type="float" office:value="0">
            <text:p>0</text:p>
          </table:table-cell>
          <table:table-cell table:style-name="ce50" table:formula="of:=VLOOKUP([.Y8]+[.Z8]*2+[.AB4]*4;[.$B$5:.$L$12];MATCH([.Y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6" table:formula="of:=VLOOKUP([.AD8]+[.AE8]*2+[.AF4]*4;[.$B$5:.$L$12];MATCH([.AD3];[.$F$4:.$L$4])+4)" office:value-type="float" office:value="1">
            <text:p>1</text:p>
          </table:table-cell>
          <table:table-cell table:style-name="ce59" table:formula="of:=VLOOKUP([.AD8]+[.AE8]*2+[.AG4]*4;[.$B$5:.$L$12];MATCH([.AD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6" table:formula="of:=VLOOKUP([.AI8]+[.AJ8]*2+[.AK4]*4;[.$B$5:.$L$12];MATCH([.AI3];[.$F$4:.$L$4])+4)" office:value-type="float" office:value="1">
            <text:p>1</text:p>
          </table:table-cell>
          <table:table-cell table:style-name="ce50" table:formula="of:=VLOOKUP([.AI8]+[.AJ8]*2+[.AL4]*4;[.$B$5:.$L$12];MATCH([.AI3];[.$F$4:.$L$4])+4)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47" table:formula="of:=VLOOKUP([.AN8]+[.AO8]*2+[.AP4]*4;[.$B$5:.$L$12];MATCH([.AN3];[.$F$4:.$L$4])+4)" office:value-type="float" office:value="0">
            <text:p>0</text:p>
          </table:table-cell>
          <table:table-cell table:style-name="ce50" table:formula="of:=VLOOKUP([.AN8]+[.AO8]*2+[.AQ4]*4;[.$B$5:.$L$12];MATCH([.AN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69" table:formula="of:=VLOOKUP([.AS8]+[.AT8]*2+[.AU4]*4;[.$B$5:.$L$12];MATCH([.AS3];[.$F$4:.$L$4])+4)" office:value-type="float" office:value="0">
            <text:p>0</text:p>
          </table:table-cell>
          <table:table-cell table:style-name="ce70" table:formula="of:=VLOOKUP([.AS8]+[.AT8]*2+[.AV4]*4;[.$B$5:.$L$12];MATCH([.AS3];[.$F$4:.$L$4])+4)" office:value-type="float" office:value="0">
            <text:p>0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7" table:formula="of:=VLOOKUP([.AX8]+[.AY8]*2+[.AZ4]*4;[.$B$5:.$L$12];MATCH([.AX3];[.$F$4:.$L$4])+4)" office:value-type="float" office:value="0">
            <text:p>0</text:p>
          </table:table-cell>
          <table:table-cell table:style-name="ce50" table:formula="of:=VLOOKUP([.AX8]+[.AY8]*2+[.BA4]*4;[.$B$5:.$L$12];MATCH([.AX3];[.$F$4:.$L$4])+4)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5" table:formula="of:=VLOOKUP([.BC8]+[.BD8]*2+[.BE4]*4;[.$B$5:.$L$12];MATCH([.BC3];[.$F$4:.$L$4])+4)" office:value-type="float" office:value="0">
            <text:p>0</text:p>
          </table:table-cell>
          <table:table-cell table:style-name="ce50" table:formula="of:=VLOOKUP([.BC8]+[.BD8]*2+[.BF4]*4;[.$B$5:.$L$12];MATCH([.BC3];[.$F$4:.$L$4])+4)" office:value-type="float" office:value="1">
            <text:p>1</text:p>
          </table:table-cell>
          <table:table-cell table:style-name="ce35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covered-table-cell table:style-name="ce25"/>
          <table:table-cell table:style-name="ce24" table:number-columns-repeated="2"/>
          <table:covered-table-cell table:style-name="ce25"/>
          <table:table-cell table:style-name="ce24"/>
          <table:table-cell table:number-columns-repeated="2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style-name="ce35"/>
          <table:table-cell table:style-name="ce7"/>
          <table:table-cell table:style-name="ce48"/>
          <table:table-cell table:style-name="ce41"/>
          <table:table-cell table:style-name="ce7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/>
          <table:table-cell table:style-name="ce25" table:number-columns-repeated="2"/>
          <table:table-cell table:style-name="ce24" table:number-columns-repeated="2"/>
          <table:table-cell table:number-columns-repeated="2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J = 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2" office:value-type="string" table:number-columns-spanned="4" table:number-rows-spanned="1">
            <text:p>M = A -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6" office:value-type="string" table:number-columns-spanned="4" table:number-rows-spanned="1">
            <text:p>F = z 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72" office:value-type="string" table:number-columns-spanned="4" table:number-rows-spanned="1">
            <text:p>H = -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36" office:value-type="string" table:number-columns-spanned="4" table:number-rows-spanned="1">
            <text:p>L =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5"/>
          <table:table-cell table:style-name="ce24" table:number-columns-repeated="5"/>
          <table:table-cell table:number-columns-repeated="2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54" office:value-type="string" table:number-columns-spanned="4" table:number-rows-spanned="1">
            <text:p>K = z -A 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67" table:formula="of:=&quot;A&quot;" office:value-type="string" office:string-value="A" table:number-columns-spanned="4" table:number-rows-spanned="1">
            <text:p>A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7" office:value-type="string" table:number-columns-spanned="4" table:number-rows-spanned="1">
            <text:p>G = z -A B 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3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/>
          <table:table-cell table:style-name="ce5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2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63"/>
          <table:covered-table-cell table:style-name="ce65"/>
          <table:table-cell table:style-name="ce7"/>
          <table:table-cell table:style-name="ce53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7"/>
          <table:table-cell table:style-name="ce38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3" office:value-type="string" table:number-columns-spanned="4" table:number-rows-spanned="1">
            <text:p>I = -A -B -C</text:p>
          </table:table-cell>
          <table:covered-table-cell table:number-columns-repeated="2" table:style-name="ce43"/>
          <table:covered-table-cell table:style-name="ce51"/>
          <table:table-cell table:style-name="ce43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number-columns-repeated="954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39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66" table:number-columns-spanned="4" table:number-rows-spanned="1"/>
          <table:covered-table-cell table:number-columns-repeated="2" table:style-name="ce7"/>
          <table:covered-table-cell table:style-name="ce9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7"/>
          <table:table-cell table:style-name="ce55" table:number-columns-spanned="4" table:number-rows-spanned="1"/>
          <table:covered-table-cell table:number-columns-repeated="2" table:style-name="ce43"/>
          <table:covered-table-cell table:style-name="ce51"/>
          <table:table-cell table:style-name="ce43"/>
          <table:table-cell table:style-name="ce74" table:number-columns-spanned="4" table:number-rows-spanned="1"/>
          <table:covered-table-cell table:number-columns-repeated="2" table:style-name="ce43"/>
          <table:covered-table-cell table:style-name="ce51"/>
          <table:table-cell table:number-columns-repeated="955"/>
          <table:table-cell table:style-name="Default" table:number-columns-repeated="11"/>
        </table:table-row>
        <table:table-row table:style-name="ro1">
          <table:table-cell table:number-columns-repeated="24"/>
          <table:table-cell table:style-name="ce40" office:value-type="string" table:number-columns-spanned="4" table:number-rows-spanned="1">
            <text:p>a = z F G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b = z J K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c = z M</text:p>
          </table:table-cell>
          <table:covered-table-cell table:number-columns-repeated="2" table:style-name="ce44"/>
          <table:covered-table-cell table:style-name="ce42"/>
          <table:table-cell table:style-name="ce7"/>
          <table:table-cell table:style-name="ce40" office:value-type="string" table:number-columns-spanned="4" table:number-rows-spanned="1">
            <text:p>D = z F G I</text:p>
          </table:table-cell>
          <table:covered-table-cell table:number-columns-repeated="2" table:style-name="ce56"/>
          <table:covered-table-cell table:style-name="ce60"/>
          <table:table-cell/>
          <table:table-cell table:style-name="ce40" office:value-type="string" table:number-columns-spanned="4" table:number-rows-spanned="1">
            <text:p>e = z A F</text:p>
          </table:table-cell>
          <table:covered-table-cell table:number-columns-repeated="2" table:style-name="ce68"/>
          <table:covered-table-cell table:style-name="ce71"/>
          <table:table-cell table:style-name="ce7"/>
          <table:table-cell table:style-name="ce40" office:value-type="string" table:number-columns-spanned="4" table:number-rows-spanned="1">
            <text:p>f = z G H I</text:p>
          </table:table-cell>
          <table:covered-table-cell table:number-columns-repeated="2" table:style-name="ce68"/>
          <table:covered-table-cell table:style-name="ce71"/>
          <table:table-cell table:style-name="ce43"/>
          <table:table-cell table:style-name="ce40" office:value-type="string" table:number-columns-spanned="4" table:number-rows-spanned="1">
            <text:p>g = z I L</text:p>
          </table:table-cell>
          <table:covered-table-cell table:number-columns-repeated="2" table:style-name="ce68"/>
          <table:covered-table-cell table:style-name="ce71"/>
          <table:table-cell table:number-columns-repeated="955"/>
          <table:table-cell table:style-name="Default" table:number-columns-repeated="11"/>
        </table:table-row>
        <table:table-row table:style-name="ro1">
          <table:table-cell/>
          <table:table-cell table:style-name="ce4"/>
          <table:table-cell table:style-name="ce10" office:value-type="string" table:number-columns-spanned="3" table:number-rows-spanned="1">
            <text:p>Inputs</text:p>
          </table:table-cell>
          <table:covered-table-cell table:style-name="ce15"/>
          <table:covered-table-cell table:style-name="ce16"/>
          <table:table-cell table:style-name="ce19" office:value-type="string" table:number-columns-spanned="7" table:number-rows-spanned="1">
            <text:p>Outputs</text:p>
          </table:table-cell>
          <table:covered-table-cell table:number-columns-repeated="5" table:style-name="ce15"/>
          <table:covered-table-cell table:style-name="ce16"/>
          <table:table-cell table:number-columns-repeated="1012"/>
        </table:table-row>
        <table:table-row table:style-name="ro2">
          <table:table-cell/>
          <table:table-cell table:style-name="ce5" office:value-type="string">
            <text:p>#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7" office:value-type="string">
            <text:p>A</text:p>
          </table:table-cell>
          <table:table-cell table:style-name="ce20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17" office:value-type="string">
            <text:p>g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17]=1;&quot;Segment_On&quot;;IF([.$F17]=0;&quot;Segment_Off&quot;;&quot;Segment_Indet&quot;)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1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17]=1;&quot;Segment_On&quot;; IF([.$G17]=0;&quot;Segment_Off&quot;;&quot;Segment_Indet&quot;)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1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1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1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1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2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2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2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2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2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2" table:number-columns-spanned="1" table:number-rows-spanned="7">
            <text:p>2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3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3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3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7" table:formula="of:=T(ORG.OPENOFFICE.STYLE(IF([.$H3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3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3" table:number-columns-spanned="1" table:number-rows-spanned="7">
            <text:p>3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41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1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1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1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41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4" table:number-columns-spanned="1" table:number-rows-spanned="7">
            <text:p>4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7" table:formula="of:=T(ORG.OPENOFFICE.STYLE(IF([.$F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49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49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49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49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49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5" table:number-columns-spanned="1" table:number-rows-spanned="7">
            <text:p>5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57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57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57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57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57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 table:number-columns-repeated="6"/>
          <table:table-cell table:number-columns-repeated="1002"/>
        </table:table-row>
        <table:table-row table:style-name="ro3">
          <table:table-cell/>
          <table:table-cell table:style-name="ce8" office:value-type="float" office:value="6" table:number-columns-spanned="1" table:number-rows-spanned="7">
            <text:p>6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8" office:value-type="float" office:value="1" table:number-columns-spanned="1" table:number-rows-spanned="7">
            <text:p>1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K65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7" table:formula="of:=T(ORG.OPENOFFICE.STYLE(IF([.$G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L65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6" table:formula="of:=T(ORG.OPENOFFICE.STYLE(IF([.$J65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65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6" table:formula="of:=T(ORG.OPENOFFICE.STYLE(IF([.$I65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>
          <table:table-cell/>
          <table:table-cell table:style-name="ce8" office:value-type="float" office:value="7" table:number-columns-spanned="1" table:number-rows-spanned="7">
            <text:p>7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1" table:number-columns-spanned="1" table:number-rows-spanned="7">
            <text:p>1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13" office:value-type="float" office:value="0" table:number-columns-spanned="1" table:number-rows-spanned="7">
            <text:p>0</text:p>
          </table:table-cell>
          <table:table-cell table:style-name="ce8" office:value-type="float" office:value="0" table:number-columns-spanned="1" table:number-rows-spanned="7">
            <text:p>0</text:p>
          </table:table-cell>
          <table:table-cell table:number-columns-repeated="4"/>
          <table:table-cell table:style-name="ce22" table:number-columns-repeated="2"/>
          <table:table-cell table:style-name="ce26" table:formula="of:=T(ORG.OPENOFFICE.STYLE(IF([.$F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K73];&quot;Segment_On&quot;; &quot;Segment_Off&quot;)))" table:number-columns-spanned="1" table:number-rows-spanned="2">
            <text:p/>
          </table:table-cell>
          <table:table-cell table:style-name="ce30" table:number-columns-spanned="2" table:number-rows-spanned="2"/>
          <table:covered-table-cell table:style-name="ce30"/>
          <table:table-cell table:style-name="ce26" table:formula="of:=T(ORG.OPENOFFICE.STYLE(IF([.$G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L73];&quot;Segment_On&quot;; &quot;Segment_Off&quot;)))" table:number-columns-spanned="2" table:number-rows-spanned="1">
            <text:p/>
          </table:table-cell>
          <table:covered-table-cell table:style-name="ce32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table-cell table:style-name="ce27" table:formula="of:=T(ORG.OPENOFFICE.STYLE(IF([.$J73];&quot;Segment_On&quot;; &quot;Segment_Off&quot;)))" table:number-columns-spanned="1" table:number-rows-spanned="2">
            <text:p/>
          </table:table-cell>
          <table:table-cell table:style-name="ce22" table:number-columns-spanned="2" table:number-rows-spanned="2"/>
          <table:covered-table-cell table:style-name="ce22"/>
          <table:table-cell table:style-name="ce26" table:formula="of:=T(ORG.OPENOFFICE.STYLE(IF([.$H73];&quot;Segment_On&quot;; &quot;Segment_Off&quot;)))" table:number-columns-spanned="1" table:number-rows-spanned="2">
            <text:p/>
          </table:table-cell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/>
          <table:covered-table-cell table:number-columns-repeated="4" table:style-name="ce22"/>
          <table:table-cell table:style-name="ce22"/>
          <table:table-cell table:number-columns-repeated="1002"/>
        </table:table-row>
        <table:table-row table:style-name="ro3">
          <table:table-cell/>
          <table:covered-table-cell table:style-name="ce9"/>
          <table:covered-table-cell table:number-columns-repeated="2"/>
          <table:covered-table-cell table:style-name="ce9"/>
          <table:covered-table-cell table:number-columns-repeated="6"/>
          <table:covered-table-cell table:style-name="ce9"/>
          <table:table-cell table:number-columns-repeated="4"/>
          <table:table-cell table:style-name="ce22" table:number-columns-repeated="2"/>
          <table:table-cell table:style-name="ce27" table:formula="of:=T(ORG.OPENOFFICE.STYLE(IF([.$I73];&quot;Segment_On&quot;; &quot;Segment_Off&quot;)))" table:number-columns-spanned="2" table:number-rows-spanned="1">
            <text:p/>
          </table:table-cell>
          <table:covered-table-cell table:style-name="ce31"/>
          <table:table-cell table:style-name="ce22" table:number-columns-repeated="2"/>
          <table:table-cell table:number-columns-repeated="1002"/>
        </table:table-row>
        <table:table-row table:style-name="ro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/>
          <table:table-cell table:number-columns-repeated="1002"/>
        </table:table-row>
        <table:table-row table:style-name="ro3" table:number-rows-repeated="3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4"/>
          <table:table-cell table:style-name="ce23" table:number-columns-repeated="6"/>
          <table:table-cell table:number-columns-repeated="1002"/>
        </table:table-row>
        <table:table-row table:style-name="ro4">
          <table:table-cell/>
          <table:table-cell table:style-name="ce9"/>
          <table:table-cell table:number-columns-repeated="2"/>
          <table:table-cell table:style-name="ce9"/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Segment_5f_On"/>
          <table:table-cell table:style-name="ce14"/>
          <table:table-cell table:style-name="Segment_5f_Indet"/>
          <table:table-cell table:number-columns-repeated="1020"/>
        </table:table-row>
        <table:table-row table:style-name="ro1">
          <table:table-cell/>
          <table:table-cell table:formula="of:=&quot;&quot;">
            <text:p/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a" table:base-cell-address="$'3bit-to-7seg, 0-7'.$B$87" table:expression="$'3bit-to-7seg, 0-7'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date-style style:name="N111">
      <number:day-of-week/>
      <number:text>, </number:text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0" number:min-integer-digits="1"/>
      <number:text>x </number:text>
    </number:number-style>
    <number:number-style style:name="N113">
      <number:number number:decimal-places="0" number:min-integer-digits="0"/>
      <number:text> mm</number:text>
    </number:number-style>
    <number:number-style style:name="N114">
      <number:number number:decimal-places="1" number:min-integer-digits="0"/>
      <number:text> mm</number:text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number:number-style style:name="N117">
      <number:text/>
    </number:number-style>
    <style:style style:name="Default" style:family="table-cell">
      <style:text-properties style:font-name="Arial" fo:font-size="10pt" style:font-size-asian="10pt" style:font-name-complex="Mang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gment_5f_On" style:display-name="Segment_On" style:family="table-cell" style:parent-style-name="Default" style:data-style-name="N0">
      <style:table-cell-properties fo:background-color="#0000ff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Off" style:display-name="Segment_Off" style:family="table-cell" style:parent-style-name="Default">
      <style:table-cell-properties fo:background-color="#cccccc" style:text-align-source="fix" style:repeat-content="false" fo:border="0.002cm solid #999999"/>
      <style:paragraph-properties fo:text-align="center" fo:margin-left="0cm"/>
      <style:text-properties style:font-name="Arial" fo:font-size="10pt" style:font-size-asian="10pt" style:font-size-complex="10pt"/>
    </style:style>
    <style:style style:name="Segment_5f_Indet" style:display-name="Segment_Indet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22.03.2017</text:date>, <text:time>00:16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7:45:12.96</meta:creation-date>
    <dc:date>2017-03-22T00:16:51.69</dc:date>
    <meta:editing-duration>P126DT11H28M53S</meta:editing-duration>
    <meta:editing-cycles>121</meta:editing-cycles>
    <meta:generator>OpenOffice/4.1.2$Win32 OpenOffice.org_project/412m3$Build-9782</meta:generator>
    <meta:document-statistic meta:table-count="1" meta:cell-count="429" meta:object-count="0"/>
  </office:meta>
</office:document-meta>
</file>